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035e" officeooo:paragraph-rsid="0002035e"/>
    </style:style>
    <style:style style:name="P2" style:family="paragraph" style:parent-style-name="Standard">
      <style:text-properties officeooo:rsid="0002d105" officeooo:paragraph-rsid="0002d105"/>
    </style:style>
    <style:style style:name="P3" style:family="paragraph" style:parent-style-name="Standard">
      <style:text-properties officeooo:rsid="0004a083" officeooo:paragraph-rsid="0002d105"/>
    </style:style>
    <style:style style:name="P4" style:family="paragraph" style:parent-style-name="Standard">
      <style:text-properties officeooo:rsid="0004a083" officeooo:paragraph-rsid="0004a083"/>
    </style:style>
    <style:style style:name="P5" style:family="paragraph" style:parent-style-name="Standard">
      <style:text-properties style:text-underline-style="none" officeooo:rsid="00053dc0" officeooo:paragraph-rsid="00053dc0"/>
    </style:style>
    <style:style style:name="P6" style:family="paragraph" style:parent-style-name="Standard">
      <style:text-properties style:text-underline-style="none" officeooo:rsid="0005b574" officeooo:paragraph-rsid="0005b574"/>
    </style:style>
    <style:style style:name="P7" style:family="paragraph" style:parent-style-name="Standard">
      <style:text-properties style:text-underline-style="none" officeooo:rsid="0007f705" officeooo:paragraph-rsid="0007f705"/>
    </style:style>
    <style:style style:name="P8" style:family="paragraph" style:parent-style-name="Standard">
      <style:text-properties style:text-underline-style="none" officeooo:rsid="00087271" officeooo:paragraph-rsid="00087271"/>
    </style:style>
    <style:style style:name="P9" style:family="paragraph" style:parent-style-name="Standard">
      <style:text-properties style:text-underline-style="none" officeooo:rsid="0008d362" officeooo:paragraph-rsid="0008d362"/>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fo:font-weight="normal" officeooo:rsid="0015e282" officeooo:paragraph-rsid="001964f0" style:font-weight-asian="normal" style:font-weight-complex="normal"/>
    </style:style>
    <style:style style:name="P12" style:family="paragraph" style:parent-style-name="Standard">
      <style:text-properties style:text-underline-style="none" fo:font-weight="normal" officeooo:rsid="0015e282" officeooo:paragraph-rsid="0015e282" style:font-weight-asian="normal" style:font-weight-complex="normal"/>
    </style:style>
    <style:style style:name="P13" style:family="paragraph" style:parent-style-name="Standard">
      <style:text-properties style:text-underline-style="none" fo:font-weight="normal" officeooo:rsid="001eaadb" officeooo:paragraph-rsid="001eaadb" style:font-weight-asian="normal" style:font-weight-complex="normal"/>
    </style:style>
    <style:style style:name="P14" style:family="paragraph" style:parent-style-name="Standard">
      <style:text-properties style:text-underline-style="none" fo:font-weight="normal" officeooo:rsid="00208c86" officeooo:paragraph-rsid="00208c86" style:font-weight-asian="normal" style:font-weight-complex="normal"/>
    </style:style>
    <style:style style:name="P15" style:family="paragraph" style:parent-style-name="Standard">
      <style:text-properties style:text-underline-style="none" fo:font-weight="normal" officeooo:rsid="001200d6" officeooo:paragraph-rsid="00103f15"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23" style:family="paragraph" style:parent-style-name="Standard">
      <style:text-properties fo:color="#000000" style:font-name="Consolas" fo:font-size="9.5pt" fo:background-color="#ffffff" style:font-size-asian="9.5pt"/>
    </style:style>
    <style:style style:name="P24" style:family="paragraph" style:parent-style-name="Standard">
      <style:text-properties fo:color="#000000" style:font-name="Consolas" fo:font-size="9.5pt" officeooo:rsid="00419ac5" officeooo:paragraph-rsid="003823c5" fo:background-color="#ffffff" style:font-size-asian="9.5pt"/>
    </style:style>
    <style:style style:name="P25"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26"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27"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28"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29"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30"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31"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39"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40"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41"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42"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43"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44"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49" style:family="paragraph" style:parent-style-name="Standard">
      <style:text-properties officeooo:paragraph-rsid="001ab4f5"/>
    </style:style>
    <style:style style:name="P50"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51" style:family="paragraph" style:parent-style-name="Standard">
      <style:text-properties style:font-name="Times New Roman" fo:font-size="12pt" officeooo:rsid="004489c0" officeooo:paragraph-rsid="003823c5" style:font-size-asian="12pt" style:font-size-complex="12pt"/>
    </style:style>
    <style:style style:name="P52" style:family="paragraph" style:parent-style-name="Standard">
      <style:text-properties style:font-name="Times New Roman" fo:font-size="12pt" officeooo:rsid="004813d6" officeooo:paragraph-rsid="004813d6" style:font-size-asian="12pt" style:font-size-complex="12pt"/>
    </style:style>
    <style:style style:name="P53" style:family="paragraph" style:parent-style-name="Standard">
      <style:text-properties style:font-name="Times New Roman" fo:font-size="12pt" officeooo:rsid="004846a2" officeooo:paragraph-rsid="004846a2" style:font-size-asian="12pt" style:font-size-complex="12pt"/>
    </style:style>
    <style:style style:name="P54"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55" style:family="paragraph" style:parent-style-name="Standard" style:list-style-name="L1">
      <style:text-properties style:text-underline-style="none" officeooo:rsid="0007f705" officeooo:paragraph-rsid="0007f705"/>
    </style:style>
    <style:style style:name="P56" style:family="paragraph" style:parent-style-name="Standard" style:list-style-name="L1">
      <style:text-properties style:text-underline-style="none" officeooo:rsid="00087271" officeooo:paragraph-rsid="00087271"/>
    </style:style>
    <style:style style:name="P57" style:family="paragraph" style:parent-style-name="Standard" style:list-style-name="L2">
      <style:text-properties style:text-underline-style="none" officeooo:rsid="0008d362" officeooo:paragraph-rsid="0008d362"/>
    </style:style>
    <style:style style:name="P58" style:family="paragraph" style:parent-style-name="Standard" style:list-style-name="L2">
      <style:text-properties style:text-underline-style="none" officeooo:rsid="000a83f5" officeooo:paragraph-rsid="000a83f5"/>
    </style:style>
    <style:style style:name="P59" style:family="paragraph" style:parent-style-name="Standard" style:list-style-name="L2">
      <style:text-properties style:text-underline-style="none" officeooo:rsid="000d48af" officeooo:paragraph-rsid="000d48af"/>
    </style:style>
    <style:style style:name="P60" style:family="paragraph" style:parent-style-name="Standard" style:list-style-name="L2">
      <style:text-properties style:text-underline-style="none" officeooo:rsid="000de0ad" officeooo:paragraph-rsid="000de0ad"/>
    </style:style>
    <style:style style:name="P61" style:family="paragraph" style:parent-style-name="Standard" style:list-style-name="L3">
      <style:text-properties officeooo:paragraph-rsid="0037420a"/>
    </style:style>
    <style:style style:name="P62" style:family="paragraph" style:parent-style-name="Standard" style:list-style-name="L3">
      <style:text-properties officeooo:rsid="003823c5" officeooo:paragraph-rsid="003823c5"/>
    </style:style>
    <style:style style:name="P63"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64"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65"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66"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67"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68"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69"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70"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71"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72"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73" style:family="paragraph">
      <style:paragraph-properties fo:text-align="center"/>
    </style:style>
    <style:style style:name="P74" style:family="paragraph">
      <loext:graphic-properties draw:fill="none" draw:fill-color="#ffffff"/>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200d6" style:font-weight-asian="normal" style:font-weight-complex="normal"/>
    </style:style>
    <style:style style:name="T10" style:family="text">
      <style:text-properties style:text-underline-style="none" fo:font-weight="normal" officeooo:rsid="0014f6ab" style:font-weight-asian="normal" style:font-weight-complex="normal"/>
    </style:style>
    <style:style style:name="T11" style:family="text">
      <style:text-properties style:text-underline-style="none" fo:font-weight="normal" officeooo:rsid="001ab4f5" style:font-weight-asian="normal" style:font-weight-complex="normal"/>
    </style:style>
    <style:style style:name="T12" style:family="text">
      <style:text-properties style:text-underline-style="none" fo:font-weight="normal" officeooo:rsid="001b37d2" style:font-weight-asian="normal" style:font-weight-complex="normal"/>
    </style:style>
    <style:style style:name="T13" style:family="text">
      <style:text-properties style:text-underline-style="none" fo:font-weight="normal" officeooo:rsid="001cb177" style:font-weight-asian="normal" style:font-weight-complex="normal"/>
    </style:style>
    <style:style style:name="T14" style:family="text">
      <style:text-properties style:text-underline-style="none" fo:font-weight="normal" officeooo:rsid="002577cf" style:font-weight-asian="normal" style:font-weight-complex="normal"/>
    </style:style>
    <style:style style:name="T15" style:family="text">
      <style:text-properties style:text-underline-style="none" fo:font-weight="normal" officeooo:rsid="00259473" style:font-weight-asian="normal" style:font-weight-complex="normal"/>
    </style:style>
    <style:style style:name="T16" style:family="text">
      <style:text-properties style:text-underline-style="none" fo:font-weight="normal" officeooo:rsid="0030401c" style:font-weight-asian="normal" style:font-weight-complex="normal"/>
    </style:style>
    <style:style style:name="T17" style:family="text">
      <style:text-properties style:text-underline-style="none" fo:font-weight="normal" officeooo:rsid="0033c25d" style:font-weight-asian="normal" style:font-weight-complex="normal"/>
    </style:style>
    <style:style style:name="T18" style:family="text">
      <style:text-properties style:text-underline-style="none" fo:font-weight="normal" officeooo:rsid="0039ea5a" style:font-weight-asian="normal" style:font-weight-complex="normal"/>
    </style:style>
    <style:style style:name="T19" style:family="text">
      <style:text-properties style:text-underline-style="none" officeooo:rsid="00310579"/>
    </style:style>
    <style:style style:name="T20" style:family="text">
      <style:text-properties fo:color="#000000" style:font-name="Consolas" fo:font-size="9.5pt" fo:background-color="#ffffff" loext:char-shading-value="0" style:font-size-asian="9.5pt"/>
    </style:style>
    <style:style style:name="T21" style:family="text">
      <style:text-properties fo:color="#000000" style:font-name="Consolas" fo:font-size="9.5pt" officeooo:rsid="0040e5e5" fo:background-color="#ffffff" loext:char-shading-value="0" style:font-size-asian="9.5pt"/>
    </style:style>
    <style:style style:name="T22" style:family="text">
      <style:text-properties fo:color="#000000" style:font-name="Consolas" fo:font-size="9.5pt" officeooo:rsid="00419ac5" fo:background-color="#ffffff" loext:char-shading-value="0" style:font-size-asian="9.5pt"/>
    </style:style>
    <style:style style:name="T23" style:family="text">
      <style:text-properties fo:color="#000000" style:font-name="Consolas" fo:font-size="9.5pt" fo:font-weight="bold" fo:background-color="#ffffff" loext:char-shading-value="0" style:font-size-asian="9.5pt" style:font-weight-asian="bold" style:font-weight-complex="bold"/>
    </style:style>
    <style:style style:name="T24"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5"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6"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27"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4"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5"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6" style:family="text">
      <style:text-properties fo:color="#000000" fo:background-color="#ffffff" loext:char-shading-value="0"/>
    </style:style>
    <style:style style:name="T37" style:family="text">
      <style:text-properties fo:color="#000000" officeooo:rsid="00419ac5" fo:background-color="#ffffff" loext:char-shading-value="0"/>
    </style:style>
    <style:style style:name="T38" style:family="text">
      <style:text-properties fo:color="#000000" officeooo:rsid="00464b4b" fo:background-color="#ffffff" loext:char-shading-value="0"/>
    </style:style>
    <style:style style:name="T39" style:family="text">
      <style:text-properties fo:color="#000000" officeooo:rsid="0046a9cd" fo:background-color="#ffffff" loext:char-shading-value="0"/>
    </style:style>
    <style:style style:name="T40" style:family="text">
      <style:text-properties fo:color="#000000" officeooo:rsid="004846a2" fo:background-color="#ffffff" loext:char-shading-value="0"/>
    </style:style>
    <style:style style:name="T41" style:family="text">
      <style:text-properties fo:color="#000000" officeooo:rsid="004b586f" fo:background-color="#ffffff" loext:char-shading-value="0"/>
    </style:style>
    <style:style style:name="T42" style:family="text">
      <style:text-properties fo:color="#000000" officeooo:rsid="004d5126" fo:background-color="#ffffff" loext:char-shading-value="0"/>
    </style:style>
    <style:style style:name="T43" style:family="text">
      <style:text-properties fo:color="#000000" fo:font-weight="bold" fo:background-color="#ffffff" loext:char-shading-value="0" style:font-weight-asian="bold" style:font-weight-complex="bold"/>
    </style:style>
    <style:style style:name="T44" style:family="text">
      <style:text-properties fo:color="#000000" fo:font-weight="bold" officeooo:rsid="004b586f" fo:background-color="#ffffff" loext:char-shading-value="0" style:font-weight-asian="bold" style:font-weight-complex="bold"/>
    </style:style>
    <style:style style:name="T45" style:family="text">
      <style:text-properties fo:color="#000000" fo:font-weight="normal" fo:background-color="#ffffff" loext:char-shading-value="0" style:font-weight-asian="normal" style:font-weight-complex="normal"/>
    </style:style>
    <style:style style:name="T46" style:family="text">
      <style:text-properties fo:color="#000000" fo:font-weight="normal" officeooo:rsid="004d5126" fo:background-color="#ffffff" loext:char-shading-value="0" style:font-weight-asian="normal" style:font-weight-complex="normal"/>
    </style:style>
    <style:style style:name="T47" style:family="text">
      <style:text-properties fo:color="#008000" style:font-name="Consolas" fo:font-size="9.5pt" fo:background-color="#ffffff" loext:char-shading-value="0" style:font-size-asian="9.5pt"/>
    </style:style>
    <style:style style:name="T48"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49"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0" style:family="text">
      <style:text-properties fo:color="#0000ff" style:font-name="Consolas" fo:font-size="9.5pt" fo:background-color="#ffffff" loext:char-shading-value="0" style:font-size-asian="9.5pt"/>
    </style:style>
    <style:style style:name="T51" style:family="text">
      <style:text-properties fo:color="#0000ff" style:font-name="Consolas" fo:font-size="9.5pt" style:text-underline-style="none" fo:font-weight="normal" officeooo:rsid="00208c86" style:font-size-asian="9.5pt" style:font-weight-asian="normal" style:font-weight-complex="normal"/>
    </style:style>
    <style:style style:name="T52"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3" style:family="text">
      <style:text-properties fo:color="#2b91af" style:font-name="Consolas" fo:font-size="9.5pt" fo:background-color="#ffffff" loext:char-shading-value="0" style:font-size-asian="9.5pt"/>
    </style:style>
    <style:style style:name="T54" style:family="text">
      <style:text-properties fo:color="#2b91af" style:font-name="Consolas" fo:font-size="9.5pt" fo:font-weight="bold" fo:background-color="#ffffff" loext:char-shading-value="0" style:font-size-asian="9.5pt" style:font-weight-asian="bold" style:font-weight-complex="bold"/>
    </style:style>
    <style:style style:name="T55" style:family="text">
      <style:text-properties fo:color="#400080" style:font-name="Consolas" fo:font-size="9.5pt" fo:background-color="#ffffff" loext:char-shading-value="0" style:font-size-asian="9.5pt"/>
    </style:style>
    <style:style style:name="T56" style:family="text">
      <style:text-properties officeooo:rsid="001cb177"/>
    </style:style>
    <style:style style:name="T57" style:family="text">
      <style:text-properties style:font-name="Consolas" fo:font-size="9.5pt" fo:background-color="#ffffff" loext:char-shading-value="0" style:font-size-asian="9.5pt"/>
    </style:style>
    <style:style style:name="T58" style:family="text">
      <style:text-properties officeooo:rsid="005a5555"/>
    </style:style>
    <style:style style:name="T59" style:family="text">
      <style:text-properties officeooo:rsid="005e32c6"/>
    </style:style>
    <style:style style:name="T60" style:family="text">
      <style:text-properties officeooo:rsid="005f76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
      <text:p text:style-name="P2">Cuando se accede a un recurso con el nombre completo (System.Int32) se llama nombre cualificado, suele usarse para resolver las ambigüedades entre ámbitos.</text:p>
      <text:p text:style-name="P2"/>
      <text:p text:style-name="P2">Los espacios de nombres también permiten usar un álias para más comodidad.</text:p>
      <text:p text:style-name="P2">Ej: using miClase = Damian.Nuevo2018.V2</text:p>
      <text:p text:style-name="P3"/>
      <text:p text:style-name="P4">Clases de objeto.</text:p>
      <text:p text:style-name="P4">La clase es un tipo que permite la definicion de objetos del mundo real o parte de ellos (solo las funciones que nos interesen).</text:p>
      <text:p text:style-name="P5">Definen su aspecto, estado y comportamiento. Toda clase tene otros familiares por encima (si no se le indica hereda de Object como mínimo).</text:p>
      <text:p text:style-name="P5"/>
      <text:p text:style-name="P5">Una clase es un tipo de dato por referencia.</text:p>
      <text:p text:style-name="P5"/>
      <text:p text:style-name="P6">Los miembros de una clase pueden ser otra clase, indizadores <text:span text:style-name="T2">es decir casi todo, menos un espacio de nombre.</text:span></text:p>
      <text:p text:style-name="P6"/>
      <text:p text:style-name="P7">Modificadores de ambito:</text:p>
      <text:list xml:id="list3936429976" text:style-name="L1">
        <text:list-item>
          <text:p text:style-name="P55">Public: Visible en todos los sitios. <text:span text:style-name="T3">Una clase también es pública en su espacio de nombres.</text:span></text:p>
        </text:list-item>
        <text:list-item>
          <text:p text:style-name="P56">Internal: La clase es pública solo en el ensamblado al que pertenece.</text:p>
        </text:list-item>
      </text:list>
      <text:p text:style-name="P8"/>
      <text:p text:style-name="P9">Los miembros de una clase pueden tener otros modificadores de ámbito:</text:p>
      <text:list xml:id="list4169342305" text:style-name="L2">
        <text:list-item>
          <text:p text:style-name="P57"><text:span text:style-name="T6">Private:</text:span> El ambito más reducido. Si es privado solo es visible desde dentro de la clase.</text:p>
        </text:list-item>
        <text:list-item>
          <text:p text:style-name="P58"><text:span text:style-name="T6">Protected: </text:span><text:span text:style-name="T4">La visibilidad queda reducida a solo la clase y además a las clases que heredan de ella.</text:span></text:p>
        </text:list-item>
        <text:list-item>
          <text:p text:style-name="P59"><text:span text:style-name="T6">Internal:</text:span> Visible <text:span text:style-name="T3">solo en el ensamblado al que pertenece.</text:span></text:p>
        </text:list-item>
        <text:list-item>
          <text:p text:style-name="P60"><text:span text:style-name="T6">Protected internal</text:span>: combinación de los dos.</text:p>
        </text:list-item>
        <text:list-item>
          <text:p text:style-name="P60"><text:span text:style-name="T6">Public:</text:span> <text:span text:style-name="T5">Visible en todos los sitios.</text:span></text:p>
        </text:list-item>
      </text:list>
      <text:p text:style-name="P10"/>
      <text:p text:style-name="P18">Herencia:<text:span text:style-name="T8"> Permite definir una clase basandose en el comportamiento de otra clase. </text:span><text:span text:style-name="T9">Una clase que hereda se llama clase derivada, hereda lo que la clase padre le haya permitido. </text:span><text:span text:style-name="T10">Permite usar polimorfismo (aprende a escribirlo/decirlo!!!).</text:span></text:p>
      <text:p text:style-name="P15"/>
      <text:p text:style-name="P19"><draw:custom-shape text:anchor-type="paragraph" draw:z-index="0" draw:name="Forma1" draw:style-name="gr1" svg:width="3.652cm" svg:height="0.847cm" svg:x="5.14cm" svg:y="1.272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5.193cm" svg:y="3.891cm"><text:p><text:s text:c="7"/>Clase Derivada</text:p><draw:enhanced-geometry svg:viewBox="0 0 21600 21600" draw:type="rectangle" draw:enhanced-path="M 0 0 L 21600 0 21600 21600 0 21600 0 0 Z N"/></draw:custom-shape><draw:line text:anchor-type="paragraph" draw:z-index="2" draw:name="Forma2" draw:style-name="gr2" draw:text-style-name="P73" svg:x1="7.071cm" svg:y1="3.891cm" svg:x2="7.097cm" svg:y2="2.118cm"><text:p/></draw:line><text:span text:style-name="T8">Se crea la herencia así </text:span><text:span text:style-name="T9">C</text:span><text:span text:style-name="T8">laseDerivada : ClasePadre (solo puede ser de 1 clase, pero puede tener varias interfaces).</text:span></text:p>
      <text:p text:style-name="P12"/>
      <text:p text:style-name="P12"/>
      <text:p text:style-name="P12"/>
      <text:p text:style-name="P12"/>
      <text:p text:style-name="P12"/>
      <text:p text:style-name="P12"/>
      <text:p text:style-name="P12"/>
      <text:p text:style-name="P12"/>
      <text:p text:style-name="P25"><text:s text:c="4"/></text:p>
      <text:p text:style-name="P25"/>
      <text:p text:style-name="P25"/>
      <text:p text:style-name="P25"/>
      <text:p text:style-name="P25"/>
      <text:p text:style-name="P25"/>
      <text:p text:style-name="P25"/>
      <text:p text:style-name="P11"><text:soft-page-break/><text:span text:style-name="T50">class</text:span><text:span text:style-name="T20">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Base</text:span><text:span text:style-name="T20"> cBase = </text:span><text:span text:style-name="T50">new</text:span><text:span text:style-name="T20"> </text:span><text:span text:style-name="T53">ClaseBase</text:span><text:span text:style-name="T20">();</text:span></text:p>
      <text:p text:style-name="Standard"><text:span text:style-name="T20"><text:s text:c="12"/></text:span><text:span text:style-name="T53">ClaseDerivada</text:span><text:span text:style-name="T20"> cDerivada = </text:span><text:span text:style-name="T50">new</text:span><text:span text:style-name="T20"> </text:span><text:span text:style-name="T53">ClaseDerivada</text:span><text:span text:style-name="T20">();</text:span></text:p>
      <text:p text:style-name="P49"><text:span text:style-name="T20"><text:s text:c="12"/></text:span><text:span text:style-name="T54">Console</text:span><text:span text:style-name="T23">.WriteLine(cDerivada.Saluda());</text:span><text:span text:style-name="T48">//</text:span><text:span text:style-name="T49">El saluda() heredado.</text:span></text:p>
      <text:p text:style-name="P23"><text:s text:c="8"/>}</text:p>
      <text:p text:style-name="P25"><text:s text:c="4"/>}</text:p>
      <text:p text:style-name="P50">//Esta clase tiene como base Object.</text:p>
      <text:p text:style-name="Standard"><text:span text:style-name="T20"><text:s text:c="4"/></text:span><text:span text:style-name="T50">class</text:span><text:span text:style-name="T20"> </text:span><text:span text:style-name="T53">ClaseBase</text:span></text:p>
      <text:p text:style-name="P23"><text:s text:c="4"/>{</text:p>
      <text:p text:style-name="Standard"><text:span text:style-name="T20"><text:s text:c="8"/></text:span><text:span text:style-name="T50">public</text:span><text:span text:style-name="T20"> </text:span><text:span text:style-name="T50">string</text:span><text:span text:style-name="T20"> Saluda(){</text:span><text:span text:style-name="T50">return</text:span><text:span text:style-name="T20"> </text:span><text:span text:style-name="T55">"Hola primoh, soy la claseBase..."</text:span><text:span text:style-name="T20">;}</text:span></text:p>
      <text:p text:style-name="P23"><text:s text:c="4"/>}</text:p>
      <text:p text:style-name="P23"/>
      <text:p text:style-name="Standard"><text:span text:style-name="T20"><text:s text:c="4"/></text:span><text:span text:style-name="T47">//Esta clase hereda de ClaseBase y tiene por tanto el método Saluda().</text:span></text:p>
      <text:p text:style-name="Standard"><text:span text:style-name="T20"><text:s text:c="4"/></text:span><text:span text:style-name="T50">class</text:span><text:span text:style-name="T20"> </text:span><text:span text:style-name="T53">ClaseDerivada</text:span><text:span text:style-name="T20"> : </text:span><text:span text:style-name="T53">ClaseBase</text:span></text:p>
      <text:p text:style-name="P23"><text:s text:c="4"/>{</text:p>
      <text:p text:style-name="P26"><text:s text:c="4"/>}</text:p>
      <text:p text:style-name="P12"/>
      <text:p text:style-name="P20"><text:span text:style-name="T7">Clases selladas (Sealed): </text:span><text:span text:style-name="T8">Son creadas con el fin de usar objetos de ella, es decir impidiendo la herencia hacia otras clases.</text:span></text:p>
      <text:p text:style-name="P16"/>
      <text:p text:style-name="P21"><text:span text:style-name="T7">Clases abstractas (abstract): </text:span><text:span text:style-name="T8">Son creadas con el fin de que se herede de ella pero no podemos crear objetos de la misma (lo contrario a sealed). </text:span><text:span text:style-name="T11">Una clase abstracta puede tener métodos abstractos y métodos no abstractos pero para que tenga al menos un abstracto la clase tiene que ser SI O SI abstracta. </text:span><text:span text:style-name="T12">En las clases de eset tipo solo se necesita la firma del mismo. </text:span><text:span text:style-name="T13">Si el método a implementar no es abstracto se declara de la manera public new ... ( ). </text:span><text:span text:style-name="T18">Al ponerlo como new se oculta el otro método (el de la clase padre) y se usa este.</text:span></text:p>
      <text:p text:style-name="P17"/>
      <text:p text:style-name="P22"><text:span text:style-name="T13">L</text:span><text:span text:style-name="T8">as clases abstractas se usan como raid para otras clases.</text:span></text:p>
      <text:p text:style-name="P13"><text:span text:style-name="T20"><text:s text:c="4"/></text:span><text:span text:style-name="T50">class</text:span><text:span text:style-name="T20">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Derivada</text:span><text:span text:style-name="T20"> cd = </text:span><text:span text:style-name="T50">new</text:span><text:span text:style-name="T20"> </text:span><text:span text:style-name="T53">ClaseDerivada</text:span><text:span text:style-name="T20">();</text:span></text:p>
      <text:p text:style-name="Standard"><text:span text:style-name="T20"><text:s text:c="12"/></text:span><text:span text:style-name="T53">Console</text:span><text:span text:style-name="T20">.WriteLine(cd.Saluda());</text:span></text:p>
      <text:p text:style-name="P23"><text:s text:c="8"/>}</text:p>
      <text:p text:style-name="P23"><text:s text:c="4"/>}</text:p>
      <text:p text:style-name="P23"/>
      <text:p text:style-name="Standard"><text:span text:style-name="T20"><text:s text:c="4"/></text:span><text:span text:style-name="T47">//Esta clase tiene como base Object.</text:span></text:p>
      <text:p text:style-name="Standard"><text:span text:style-name="T20"><text:s text:c="4"/></text:span><text:span text:style-name="T50">abstract</text:span><text:span text:style-name="T20"> </text:span><text:span text:style-name="T50">class</text:span><text:span text:style-name="T20"> </text:span><text:span text:style-name="T53">ClaseBase</text:span></text:p>
      <text:p text:style-name="P23"><text:s text:c="4"/>{</text:p>
      <text:p text:style-name="Standard"><text:span text:style-name="T20"><text:s text:c="8"/></text:span><text:span text:style-name="T50">public</text:span><text:span text:style-name="T20"> </text:span><text:span text:style-name="T50">string</text:span><text:span text:style-name="T20"> Saluda(){</text:span><text:span text:style-name="T50">return</text:span><text:span text:style-name="T20"> </text:span><text:span text:style-name="T55">"Hola primoh, soy la claseBase..."</text:span><text:span text:style-name="T20">;}</text:span></text:p>
      <text:p text:style-name="Standard"><text:span text:style-name="T20"><text:s text:c="8"/></text:span><text:span text:style-name="T50">public</text:span><text:span text:style-name="T20"> </text:span><text:span text:style-name="T50">abstract</text:span><text:span text:style-name="T20"> </text:span><text:span text:style-name="T50">string</text:span><text:span text:style-name="T20"> SaludaAbs(</text:span><text:span text:style-name="T50">string</text:span><text:span text:style-name="T20"> s);</text:span></text:p>
      <text:p text:style-name="P23"><text:s text:c="4"/>}</text:p>
      <text:p text:style-name="P23"/>
      <text:p text:style-name="Standard"><text:span text:style-name="T20"><text:s text:c="4"/></text:span><text:span text:style-name="T47">//Esta clase hereda de ClaseBase y tiene por tanto el método Saluda().</text:span></text:p>
      <text:p text:style-name="Standard"><text:span text:style-name="T20"><text:s text:c="4"/></text:span><text:span text:style-name="T50">class</text:span><text:span text:style-name="T20"> </text:span><text:span text:style-name="T53">ClaseDerivada</text:span><text:span text:style-name="T20"> : </text:span><text:span text:style-name="T53">ClaseBase</text:span></text:p>
      <text:p text:style-name="P23"><text:s text:c="4"/>{</text:p>
      <text:p text:style-name="Standard"><text:span text:style-name="T20"><text:s text:c="8"/></text:span><text:span text:style-name="T50">public</text:span><text:span text:style-name="T20"> </text:span><text:span text:style-name="T50">override</text:span><text:span text:style-name="T20"> </text:span><text:span text:style-name="T50">string</text:span><text:span text:style-name="T20"> SaludaAbs(</text:span><text:span text:style-name="T50">string</text:span><text:span text:style-name="T20"> s)</text:span></text:p>
      <text:p text:style-name="P23"><text:s text:c="8"/>{</text:p>
      <text:p text:style-name="Standard"><text:span text:style-name="T20"><text:s text:c="12"/></text:span><text:span text:style-name="T50">return</text:span><text:span text:style-name="T20"> </text:span><text:span text:style-name="T55">"Soy el método abstracto heredado."</text:span><text:span text:style-name="T20">;</text:span></text:p>
      <text:p text:style-name="P23"><text:s text:c="8"/>}</text:p>
      <text:p text:style-name="P27"><text:s text:c="4"/>}</text:p>
      <text:p text:style-name="P27"/>
      <text:p text:style-name="P14"><text:span text:style-name="T20">Ojo que se puede hacer esto: </text:span><text:span text:style-name="T53">ClaseBase</text:span><text:span text:style-name="T20"> estoEsRaro = </text:span><text:span text:style-name="T50">new</text:span><text:span text:style-name="T20"> </text:span><text:span text:style-name="T53">ClaseDerivada</text:span><text:span text:style-name="T20">(); Donde un tipo A crea un objeto de tipo B.</text:span></text:p>
      <text:p text:style-name="P28"/>
      <text:p text:style-name="P28"/>
      <text:p text:style-name="P28"/>
      <text:p text:style-name="P28"/>
      <text:p text:style-name="P28"><text:soft-page-break/></text:p>
      <text:p text:style-name="P48"><text:span text:style-name="T56">M</text:span>iembros de una clase:</text:p>
      <text:p text:style-name="P31">Constructores y destructores (y el perito o albañil [chistaco]).</text:p>
      <text:p text:style-name="P38"><text:span text:style-name="T8">Para crear un constructor se llama con <text:s/></text:span><text:span text:style-name="T51">new </text:span><text:span text:style-name="T8">solo se puede llamar una vez. Un constructor es un método especial de la clase que se llama igual que la clase, no devuelve nada y puede recibir o no parámetros.</text:span></text:p>
      <text:p text:style-name="P31"/>
      <text:p text:style-name="P31">Toda clase tiene un constructor aun no se le ponga, si no se le pone tiene uno vacio (sin parámetros).</text:p>
      <text:p text:style-name="P31"/>
      <text:p text:style-name="P39"><text:span text:style-name="T8">Los constructores no tienen por que ser públicos, puede haber un método public que los llame.Pueden ser de instancia </text:span><text:span text:style-name="T15">(para crear objetos)</text:span><text:span text:style-name="T8">,</text:span><text:span text:style-name="T14"> estáticos (no reciben parámetros y se ejecuta una sola vez) o compartidos (de la propia clase, se ejecuta una vez).</text:span></text:p>
      <text:p text:style-name="P31"/>
      <text:p text:style-name="P31"><text:span text:style-name="T50">class</text:span><text:span text:style-name="T57"> </text:span><text:span text:style-name="T53">Clase_C</text:span></text:p>
      <text:p text:style-name="P23"><text:s text:c="4"/>{</text:p>
      <text:p text:style-name="Standard"><text:span text:style-name="T20"><text:s text:c="8"/></text:span><text:span text:style-name="T47">//Constructor de clase, no se llama y es único por clase. No está en todas las <text:tab/> <text:s text:c="3"/><text:tab/>clases.</text:span></text:p>
      <text:p text:style-name="P23"/>
      <text:p text:style-name="Standard"><text:span text:style-name="T20"><text:s text:c="8"/></text:span><text:span text:style-name="T50">public</text:span><text:span text:style-name="T20"> </text:span><text:span text:style-name="T50">stat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CLASE (static)"</text:span><text:span text:style-name="T20">);</text:span></text:p>
      <text:p text:style-name="P23"><text:s text:c="8"/>}</text:p>
      <text:p text:style-name="P29"><text:s text:c="4"/>}</text:p>
      <text:p text:style-name="P33">Los constructores de clase van desde el objeto creado hasta el padre, lo cual es distinto de los de instancia, que van desde el padre hasta el hijo.</text:p>
      <text:p text:style-name="P31"/>
      <text:p text:style-name="P34">Nota: En el momento que pongo un constructor con párametros en una clase, y no ponemos el vacío, el vacío predeterminado desaparece.</text:p>
      <text:p text:style-name="P34"/>
      <text:p text:style-name="P31">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31"/>
      <text:p text:style-name="P35">Para definirlo sería <text:s/>~NombreClase (con virulilla), no puede recibir ningún parámetro y tampoco devuelve nada. Cuando acaba la vida de un objeto se ejecuta al destructor automáticamente pues no es necesario llamarlo.</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40"><text:span text:style-name="T8">Ejemplo de código: </text:span><text:span text:style-name="T16">C es la clase padre, B hereda de C y A hereda de B.</text:span></text:p>
      <text:p text:style-name="P32"><draw:custom-shape text:anchor-type="paragraph" draw:z-index="3" draw:name="Forma3" draw:style-name="gr3" draw:text-style-name="P73" svg:width="0.715cm" svg:height="0.795cm" svg:x="7.362cm" svg:y="0.552cm"><text:p text:style-name="P73">C</text:p><draw:enhanced-geometry svg:viewBox="0 0 21600 21600" draw:type="rectangle" draw:enhanced-path="M 0 0 L 21600 0 21600 21600 0 21600 0 0 Z N"/></draw:custom-shape><draw:custom-shape text:anchor-type="paragraph" draw:z-index="4" draw:name="Forma3" draw:style-name="gr3" draw:text-style-name="P73" svg:width="0.715cm" svg:height="0.795cm" svg:x="7.362cm" svg:y="2.775cm"><text:p text:style-name="P73">B</text:p><draw:enhanced-geometry svg:viewBox="0 0 21600 21600" draw:type="rectangle" draw:enhanced-path="M 0 0 L 21600 0 21600 21600 0 21600 0 0 Z N"/></draw:custom-shape><draw:line text:anchor-type="paragraph" draw:z-index="5" draw:name="Forma4" draw:style-name="gr2" draw:text-style-name="P73" svg:x1="7.706cm" svg:y1="2.775cm" svg:x2="7.706cm" svg:y2="1.346cm"><text:p/></draw:line><draw:line text:anchor-type="paragraph" draw:z-index="6" draw:name="Forma5" draw:style-name="gr2" draw:text-style-name="P73" svg:x1="7.775cm" svg:y1="5.064cm" svg:x2="7.775cm" svg:y2="3.568cm"><text:p/></draw:line><draw:custom-shape text:anchor-type="paragraph" draw:z-index="7" draw:name="Forma3" draw:style-name="gr3" draw:text-style-name="P73" svg:width="0.715cm" svg:height="0.795cm" svg:x="7.382cm" svg:y="5.064cm"><text:p text:style-name="P73">A</text:p><draw:enhanced-geometry svg:viewBox="0 0 21600 21600" draw:type="rectangle" draw:enhanced-path="M 0 0 L 21600 0 21600 21600 0 21600 0 0 Z N"/></draw:custom-shap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50">class</text:span><text:span text:style-name="T57"> </text:span><text:span text:style-name="T53">Clase_C</text:span></text:p>
      <text:p text:style-name="P23"><text:s text:c="4"/>{</text:p>
      <text:p text:style-name="Standard"><text:span text:style-name="T20"><text:s text:c="8"/></text:span><text:span text:style-name="T47">//Constructor de clase, no se llama y es único por clase. No está en todas las clases.</text:span></text:p>
      <text:p text:style-name="Standard"><text:span text:style-name="T20"><text:s text:c="8"/></text:span><text:span text:style-name="T47">//Es público por defecto por lo que no hace falta ponerlo como tal.</text:span></text:p>
      <text:p text:style-name="P23"/>
      <text:p text:style-name="Standard"><text:span text:style-name="T20"><text:s text:c="8"/></text:span><text:span text:style-name="T50">stat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C()</text:span></text:p>
      <text:p text:style-name="P23"><text:s text:c="8"/>{</text:p>
      <text:p text:style-name="Standard"><text:span text:style-name="T20"><text:s text:c="12"/></text:span><text:span text:style-name="T53">Console</text:span><text:span text:style-name="T20">.WriteLine(</text:span><text:span text:style-name="T55">"Clase_C: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C()</text:p>
      <text:p text:style-name="P23"><text:s text:c="8"/>{</text:p>
      <text:p text:style-name="Standard"><text:span text:style-name="T20"><text:s text:c="12"/></text:span><text:span text:style-name="T53">Console</text:span><text:span text:style-name="T20">.WriteLine(</text:span><text:span text:style-name="T55">"Clase_C: Destructor"</text:span><text:span text:style-name="T20">);</text:span></text:p>
      <text:p text:style-name="P23"><text:s text:c="8"/>}</text:p>
      <text:p text:style-name="P23"><text:s text:c="4"/>}</text:p>
      <text:p text:style-name="P23"/>
      <text:p text:style-name="Standard"><text:span text:style-name="T20"><text:s text:c="4"/></text:span><text:span text:style-name="T50">class</text:span><text:span text:style-name="T20"> </text:span><text:span text:style-name="T53">Clase_B</text:span><text:span text:style-name="T20"> : </text:span><text:span text:style-name="T53">Clase_C</text:span></text:p>
      <text:p text:style-name="P23"><text:s text:c="4"/>{</text:p>
      <text:p text:style-name="Standard"><text:span text:style-name="T20"><text:s text:c="8"/></text:span><text:span text:style-name="T47">//Constructor de clase</text:span></text:p>
      <text:p text:style-name="Standard"><text:span text:style-name="T20"><text:s text:c="8"/></text:span><text:span text:style-name="T50">static</text:span><text:span text:style-name="T20"> Clase_B()</text:span></text:p>
      <text:p text:style-name="P23"><text:s text:c="8"/>{</text:p>
      <text:p text:style-name="Standard"><text:span text:style-name="T20"><text:s text:c="12"/></text:span><text:span text:style-name="T53">Console</text:span><text:span text:style-name="T20">.WriteLine(</text:span><text:span text:style-name="T55">"Clase_B: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B()</text:span></text:p>
      <text:p text:style-name="P23"><text:s text:c="8"/>{</text:p>
      <text:p text:style-name="Standard"><text:span text:style-name="T20"><text:s text:c="12"/></text:span><text:span text:style-name="T53">Console</text:span><text:span text:style-name="T20">.WriteLine(</text:span><text:span text:style-name="T55">"Clase_B: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B()</text:p>
      <text:p text:style-name="P23"><text:s text:c="8"/>{</text:p>
      <text:p text:style-name="Standard"><text:span text:style-name="T20"><text:s text:c="12"/></text:span><text:span text:style-name="T53">Console</text:span><text:span text:style-name="T20">.WriteLine(</text:span><text:span text:style-name="T55">"Clase_B: Destructor"</text:span><text:span text:style-name="T20">);</text:span></text:p>
      <text:p text:style-name="P23"><text:s text:c="8"/>}</text:p>
      <text:p text:style-name="P23"><text:s text:c="4"/>}</text:p>
      <text:p text:style-name="P23"/>
      <text:p text:style-name="Standard"><text:span text:style-name="T20"><text:s text:c="4"/></text:span><text:span text:style-name="T50">class</text:span><text:span text:style-name="T20"> </text:span><text:span text:style-name="T53">Clase_A</text:span><text:span text:style-name="T20"> : </text:span><text:span text:style-name="T53">Clase_B</text:span></text:p>
      <text:p text:style-name="P23"><text:soft-page-break/><text:s text:c="4"/>{</text:p>
      <text:p text:style-name="Standard"><text:span text:style-name="T20"><text:s text:c="8"/></text:span><text:span text:style-name="T47">//Constructor de clase</text:span></text:p>
      <text:p text:style-name="Standard"><text:span text:style-name="T20"><text:s text:c="8"/></text:span><text:span text:style-name="T50">static</text:span><text:span text:style-name="T20"> Clase_A()</text:span></text:p>
      <text:p text:style-name="P23"><text:s text:c="8"/>{</text:p>
      <text:p text:style-name="Standard"><text:span text:style-name="T20"><text:s text:c="12"/></text:span><text:span text:style-name="T53">Console</text:span><text:span text:style-name="T20">.WriteLine(</text:span><text:span text:style-name="T55">"Clase_A: Constructor de CLASE (static)"</text:span><text:span text:style-name="T20">);</text:span></text:p>
      <text:p text:style-name="P23"><text:s text:c="8"/>}</text:p>
      <text:p text:style-name="P23"/>
      <text:p text:style-name="Standard"><text:span text:style-name="T20"><text:s text:c="8"/></text:span><text:span text:style-name="T47">//Constructor de instancia</text:span></text:p>
      <text:p text:style-name="Standard"><text:span text:style-name="T20"><text:s text:c="8"/></text:span><text:span text:style-name="T50">public</text:span><text:span text:style-name="T20"> Clase_A()</text:span></text:p>
      <text:p text:style-name="P23"><text:s text:c="8"/>{</text:p>
      <text:p text:style-name="Standard"><text:span text:style-name="T20"><text:s text:c="12"/></text:span><text:span text:style-name="T53">Console</text:span><text:span text:style-name="T20">.WriteLine(</text:span><text:span text:style-name="T55">"Clase_A: Constructor de INSTANCIA"</text:span><text:span text:style-name="T20">);</text:span></text:p>
      <text:p text:style-name="P23"><text:s text:c="8"/>}</text:p>
      <text:p text:style-name="P23"/>
      <text:p text:style-name="Standard"><text:span text:style-name="T20"><text:s text:c="8"/></text:span><text:span text:style-name="T47">//Destructor</text:span></text:p>
      <text:p text:style-name="P23"><text:s text:c="8"/>~Clase_A()</text:p>
      <text:p text:style-name="P23"><text:s text:c="8"/>{</text:p>
      <text:p text:style-name="Standard"><draw:frame draw:style-name="fr1" draw:name="Imagen1" text:anchor-type="paragraph" svg:x="10.46cm" svg:y="0.009cm" svg:width="6.66cm" svg:height="3.584cm" draw:z-index="8"><draw:image xlink:href="Pictures/1000000000000147000000B01EC7B087ACFE3877.png" xlink:type="simple" xlink:show="embed" xlink:actuate="onLoad" loext:mime-type="image/png"/></draw:frame><text:span text:style-name="T20"><text:s text:c="12"/></text:span><text:span text:style-name="T53">Console</text:span><text:span text:style-name="T20">.WriteLine(</text:span><text:span text:style-name="T55">"Clase_A: Destructor"</text:span><text:span text:style-name="T20">);</text:span></text:p>
      <text:p text:style-name="P23"><text:s text:c="8"/>}</text:p>
      <text:p text:style-name="P30"><text:s text:c="4"/>}</text:p>
      <text:p text:style-name="P30"/>
      <text:p text:style-name="P32"><text:span text:style-name="T50">class</text:span><text:span text:style-name="T57"> </text:span><text:span text:style-name="T53">Program</text:span></text:p>
      <text:p text:style-name="P23"><text:s text:c="4"/>{</text:p>
      <text:p text:style-name="Standard"><text:span text:style-name="T20"><text:s text:c="8"/></text:span><text:span text:style-name="T50">static</text:span><text:span text:style-name="T20"> </text:span><text:span text:style-name="T50">void</text:span><text:span text:style-name="T20"> Main(</text:span><text:span text:style-name="T50">string</text:span><text:span text:style-name="T20">[] args)</text:span></text:p>
      <text:p text:style-name="P23"><text:s text:c="8"/>{</text:p>
      <text:p text:style-name="Standard"><text:span text:style-name="T20"><text:s text:c="12"/></text:span><text:span text:style-name="T53">Clase_A</text:span><text:span text:style-name="T20"> a = </text:span><text:span text:style-name="T50">new</text:span><text:span text:style-name="T20"> </text:span><text:span text:style-name="T53">Clase_A</text:span><text:span text:style-name="T20">();</text:span></text:p>
      <text:p text:style-name="P23"><text:s text:c="8"/>}</text:p>
      <text:p text:style-name="P30"><text:s text:c="4"/>}</text:p>
      <text:p text:style-name="P30"/>
      <text:p text:style-name="P36">Pueden existir clases anidadas. Se puede poner la clase de dentro privada y la de más afuera pública.</text:p>
      <text:p text:style-name="P36"/>
      <text:p text:style-name="P41"><text:span text:style-name="T19">M</text:span><text:span text:style-name="T7">iembros de una clase: </text:span><text:span text:style-name="T17">Constructores de instancia de clase, destructores, campos, métodos, propiedades, eventos, indizadores, estructuras, constantes, otras clases, entre otros.</text:span></text:p>
      <text:p text:style-name="P37"/>
      <text:list xml:id="list620134888" text:style-name="L3">
        <text:list-item>
          <text:p text:style-name="P61"><text:span text:style-name="T34">M</text:span><text:span text:style-name="T35">étodos: </text:span><text:span text:style-name="T25">Pueden estar sobrecargados (como ya sabemos, es el mismo método repetido con el mismo nombre pero recibe distinto tipos de datos. También puede o no ejecutar distinto código). </text:span><text:span text:style-name="T27">Para acceder a los métodos de la clase de la cual se hereda se hace con la palabra reservada base </text:span><text:span text:style-name="T28">o también cuando queremos llamar a un constructor de la clase base </text:span><text:span text:style-name="T29">(los vacios, que son por defecto, se usan solos. Pero en el caso de querer uno con parámetros habría que ponerlo explícitamente en la clase hija</text:span><text:span text:style-name="T28">.</text:span></text:p>
        </text:list-item>
        <text:list-item>
          <text:p text:style-name="P62"><text:span text:style-name="T35">P</text:span><text:span text:style-name="T33">ropiedades:</text:span><text:span text:style-name="T24"> Se usan para gestionar campos. </text:span><text:span text:style-name="T26">Ejecutan código mediante el cual se puede incluso controlar lo que se va a poner como dato. </text:span><text:span text:style-name="T30">Pueden ser de lectura solo (Get) o solo de escritura (Set) e incluso ambos. </text:span><text:span text:style-name="T31">A partir de la versión 3.0 aparecen las autopropiedades pero no es muy recomendable pues hacen la clase vulnerable.</text:span><text:span text:style-name="T32">( </text:span><text:span text:style-name="T52">public</text:span><text:span text:style-name="T20"> </text:span><text:span text:style-name="T50">string</text:span><text:span text:style-name="T20"> </text:span><text:span text:style-name="T21">Autopropiedad</text:span><text:span text:style-name="T20"> { </text:span><text:span text:style-name="T50">get</text:span><text:span text:style-name="T20">; </text:span><text:span text:style-name="T50">set</text:span><text:span text:style-name="T20">; }</text:span><text:span text:style-name="T22">).</text:span></text:p>
        </text:list-item>
      </text:list>
      <text:p text:style-name="P24"/>
      <text:p text:style-name="P24"/>
      <text:p text:style-name="P54"><text:span text:style-name="T37">D</text:span><text:span text:style-name="T36">elegados, </text:span><text:span text:style-name="T38">eventos y expresiones lambda</text:span></text:p>
      <text:p text:style-name="P51"><text:span text:style-name="T37">Un </text:span><text:span text:style-name="T36">delegado es un tipo de dato que hace referencia a una firma de un método (el método tiene que tener la misma firma que el método creado) una vez hecho esto podemos llamar al método a través del delegado, </text:span><text:span text:style-name="T41">apare</text:span><text:span text:style-name="T42">c</text:span><text:span text:style-name="T41">en a partir de la version 2.0 y pueden ser conocidos tambien como llamada a </text:span><text:span text:style-name="T44">métodos anónimos </text:span><text:span text:style-name="T46">aunque no es en la versión 3.0 cuando aparecen las expresiones lambda la cual es otra forma de enlazar a métodos de otros tipos</text:span><text:span text:style-name="T36">. </text:span><text:span text:style-name="T39">En lenguajes como C++ se llama un puntero a una función.</text:span></text:p>
      <text:p text:style-name="P42"/>
      <text:p text:style-name="P52"><text:span text:style-name="T39">S</text:span><text:span text:style-name="T36">irven mucho para los eventos y son útiles para métodos que recibe como parámetro otro método </text:span><text:span text:style-name="T40">(método como argumento de otro método)</text:span><text:span text:style-name="T36">. </text:span><text:span text:style-name="T40">Los controladores de eventos son métodos que se invocan a traves de sus delegados (nada de piedra de invocación de wow ni nada meh).</text:span></text:p>
      <text:p text:style-name="P43"><text:soft-page-break/></text:p>
      <text:p text:style-name="P53"><text:span text:style-name="T36">La sintaxis de un delegado es la siguiente: [ámbito] </text:span><text:span text:style-name="T43">delegate tipoDevuelto nombre( </text:span><text:span text:style-name="T45">[lista parámetros] </text:span><text:span text:style-name="T43">)</text:span><text:span text:style-name="T45">, los delegados son clases que derivan de Delegate que esté en system (es decir System.Delegate).</text:span></text:p>
      <text:p text:style-name="P44"/>
      <text:p text:style-name="P45">Tienen ciertas características:</text:p>
      <text:list xml:id="list3264122174" text:style-name="L4">
        <text:list-item>
          <text:p text:style-name="P63">Son una referencia a una firma de método por ende son seguros.</text:p>
        </text:list-item>
        <text:list-item>
          <text:p text:style-name="P64">Permiten pasar como parámetro un método.</text:p>
        </text:list-item>
        <text:list-item>
          <text:p text:style-name="P64">Pueden encadenarse entre sí las llamadas. </text:p>
        </text:list-item>
      </text:list>
      <text:p text:style-name="P46"/>
      <text:p text:style-name="P47">Un delegado puede llamar a más de un método,a esto se le conoce como multidifusión . Para agregar métodos usaremos +=.</text:p>
      <text:p text:style-name="P47"/>
      <text:p text:style-name="P71">EVENTOS</text:p>
      <text:p text:style-name="P65">Siempre es necesario un delegado para controlar un evento. Por ejemplo "EventHandler".</text:p>
      <text:p text:style-name="P65"/>
      <text:p text:style-name="P72">Expresiones Lamda</text:p>
      <text:p text:style-name="P66">Una expresión lamda es una función <text:span text:style-name="T6">anónima </text:span>que no tiene identificador. Puede contener expresiones e instrucciones y se pueden usar para crear delegados o árboles de expresión.</text:p>
      <text:p text:style-name="P66"/>
      <text:p text:style-name="P67">Las expresiones Lamda <text:s/><text:span text:style-name="T58">se introdujeron en la V. 3.0 del framework.</text:span></text:p>
      <text:p text:style-name="P67"/>
      <text:p text:style-name="P68">Las expresiones Lamda utilizan el operador =&gt; que se lee como "va a".</text:p>
      <text:p text:style-name="P68"/>
      <text:p text:style-name="P68"><draw:line text:anchor-type="paragraph" draw:z-index="9" draw:name="Forma6" draw:style-name="gr4" draw:text-style-name="P73" svg:x1="3.448cm" svg:y1="1.935cm" svg:x2="3.882cm" svg:y2="0.492cm"><text:p/></draw:line><draw:line text:anchor-type="paragraph" draw:z-index="10" draw:name="Forma7" draw:style-name="gr5" draw:text-style-name="P73" svg:x1="5.59cm" svg:y1="0.563cm" svg:x2="8.837cm" svg:y2="0.563cm"><text:p/></draw:line><draw:line text:anchor-type="paragraph" draw:z-index="11" draw:name="Forma8" draw:style-name="gr5" draw:text-style-name="P73" svg:x1="7.417cm" svg:y1="0.563cm" svg:x2="8.789cm" svg:y2="1.863cm"><text:p/></draw:line><draw:frame text:anchor-type="paragraph" draw:z-index="12" draw:name="Forma9" draw:style-name="gr6" draw:text-style-name="P74" svg:width="4.786cm" svg:height="1.493cm" svg:x="8.982cm" svg:y="1.646cm"><draw:text-box><text:p>Aquí tenemos las operaciones de la función.</text:p></draw:text-box></draw:frame><draw:frame text:anchor-type="paragraph" draw:z-index="13" draw:name="Forma10" draw:style-name="gr6" draw:text-style-name="P74" svg:width="4.186cm" svg:height="1.493cm" svg:x="2.295cm" svg:y="2.03cm"><draw:text-box><text:p>Equivale a los parámetros de una función.</text:p></draw:text-box></draw:frame><text:tab/><text:tab/>Ej: <text:tab/>X <text:s text:c="3"/>=&gt; <text:s text:c="6"/>X <text:s text:c="7"/>* <text:s text:c="8"/>X</text:p>
      <text:p text:style-name="P68"/>
      <text:p text:style-name="P68"/>
      <text:p text:style-name="P68"/>
      <text:p text:style-name="P68"/>
      <text:p text:style-name="P68"/>
      <text:p text:style-name="P68"/>
      <text:p text:style-name="P68"/>
      <text:p text:style-name="P68"/>
      <text:p text:style-name="P68"/>
      <text:p text:style-name="P69">El parámetro no necesita decirle que tipo es, el sistema lo analizará y sacará uno "apropiado" (A veces se le va eh).</text:p>
      <text:p text:style-name="P69"/>
      <text:p text:style-name="P69">Cuando una Lamda no necesite parámetros pondremos los parentesis sin nada dentro: ( ) =&gt; <text:s/>7 * 3;</text:p>
      <text:p text:style-name="P69"/>
      <text:p text:style-name="P69">También usaremos los paréntesis cuando usemos varios parámetros: (X,Y) =&gt; X * Y;</text:p>
      <text:p text:style-name="P69"/>
      <text:p text:style-name="P70">Estas expresiones <text:span text:style-name="T59">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70"/>
      <text:p text:style-name="P70"><draw:frame text:anchor-type="paragraph" draw:z-index="14" draw:name="Forma11" draw:style-name="gr7" draw:text-style-name="P74" svg:width="6.183cm" svg:height="4.257cm" svg:x="9.726cm" svg:y="0.009cm"><draw:text-box><text:p>{</text:p><text:p><text:tab/>expresiones e</text:p><text:p><text:tab/>instrucciones</text:p><text:p><text:tab/>……</text:p><text:p>};</text:p></draw:text-box></draw:frame><text:tab/><text:span text:style-name="T60">Ej grande de Lamda:<text:tab/><text:tab/>(Parámetros) <text:s/>=&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0M53S</meta:editing-duration>
    <meta:editing-cycles>18</meta:editing-cycles>
    <meta:generator>LibreOffice/5.4.1.2$Windows_x86 LibreOffice_project/ea7cb86e6eeb2bf3a5af73a8f7777ac570321527</meta:generator>
    <dc:date>2018-01-24T12:50:57.778000000</dc:date>
    <meta:document-statistic meta:table-count="0" meta:image-count="1" meta:object-count="0" meta:page-count="6" meta:paragraph-count="170" meta:word-count="1636" meta:character-count="10680" meta:non-whitespace-character-count="8399"/>
    <meta:user-defined meta:name="Info 1"/>
    <meta:user-defined meta:name="Info 2"/>
    <meta:user-defined meta:name="Info 3"/>
    <meta:user-defined meta:name="Info 4"/>
  </office:meta>
</office:document-meta>
</file>